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Git for stand alone use</text:p>
            <text:p/>
            <text:p>Ikuru 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8T00:45:38.679190556</meta:creation-date>
    <dc:date>2015-05-08T00:47:30.537827540</dc:date>
    <meta:editing-duration>P0D</meta:editing-duration>
    <meta:editing-cycles>1</meta:editing-cycles>
    <meta:generator>LibreOffice/4.2.8.2$Linux_X86_64 LibreOffice_project/420m0$Build-2</meta:generator>
    <meta:document-statistic meta:object-count="27"/>
  </office:meta>
</office:document-meta>
</file>